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Helvetica" svg:font-family="Helvetica"/>
    <style:font-face style:name="Helvetica Neue" svg:font-family="Helvetica Neue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Calibri" fo:font-size="11.0pt" fo:color="#000000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center"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4.0pt" fo:color="#000000"/>
    </style:style>
    <style:style style:name="P4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4.0pt" fo:color="#000000"/>
    </style:style>
    <style:style style:name="P5" style:family="paragraph" style:parent-style-name="Standard">
      <style:paragraph-properties fo:text-align="justify"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1.0pt" fo:color="#000000"/>
    </style:style>
    <style:style style:name="P6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1.0pt" fo:color="#000000"/>
    </style:style>
    <style:style style:name="P7" style:family="paragraph" style:parent-style-name="Standard">
      <style:paragraph-properties fo:text-align="center">
        <style:tab-stops>
          <style:tab-stop style:position="6.2639in" style:type="right"/>
        </style:tab-stops>
      </style:paragraph-properties>
      <style:text-properties style:font-name="Helvetica Neue" fo:font-size="14.0pt" fo:color="#000000"/>
    </style:style>
    <style:style style:name="P8" style:family="paragraph" style:parent-style-name="Standard">
      <style:paragraph-properties>
        <style:tab-stops>
          <style:tab-stop style:position="6.2639in" style:type="right"/>
        </style:tab-stops>
      </style:paragraph-properties>
      <style:text-properties style:font-name="Helvetica Neue" fo:font-size="12.0pt" fo:color="#000000"/>
    </style:style>
    <style:style style:name="P9" style:family="paragraph" style:parent-style-name="Standard">
      <style:paragraph-properties>
        <style:tab-stops>
          <style:tab-stop style:position="6.2639in" style:type="right"/>
        </style:tab-stops>
      </style:paragraph-properties>
      <style:text-properties style:font-name="Helvetica" fo:font-size="12.0pt" fo:color="#000000"/>
    </style:style>
    <style:style style:name="P10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size="14.0pt" fo:font-size-asian="14.0pt" fo:font-size-complex="14.0pt" fo:letter-spacing="0.0000in"/>
    </style:style>
    <style:style style:name="T4" style:family="text">
      <style:text-properties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/></text:p>
      <text:p text:style-name="P2"/>
      <text:p text:style-name="P3"><text:span text:style-name="T2">ATA DA REUNIÃO 5 DA ASSEMBLEIA DA SPRG</text:span></text:p>
      <text:p text:style-name="P4"><text:span text:style-name="T1"/></text:p>
      <text:p text:style-name="P5"><text:span text:style-name="T3"><text:s text:c="2"/></text:span><text:span text:style-name="T1">Aos dezoito dias do mês de Dezembro de 2018, pelas 18.45 horas, realizou-se, no auditório do complexo interdisciplinar do Instituto Superior Técnico, em Lisboa, a quinta Assembleia Geral da Sociedade Portuguesa de Relatividade e Gravitação (SPRG). A lista de presenças encontra-se em anexo.</text:span></text:p>
      <text:p text:style-name="P5"><text:span text:style-name="T1"><text:s text:c="5"/>O presidente da Assembleia Geral, o Prof. José Sande Lemos, abriu a reunião tendo lido a proposta da ata da reunião 4 que foi aprovada por unanimidade. O Prof. Sande Lemos passou depois a palavra ao Presidente da Direção, o Prof. Carlos Herdeiro, que deu as seguintes informações: (i) Foi incluído mais material na página web da SPRG; (ii) Haverá um encontro entre os presidentes da SPRG e da Sociedad Española de Gravitación y Relatividad (SEGRE) antes do congresso GR22, em Julho, em Valencia, e será enviado um email aos membros da SPRG com um pedido de sugestões sobre tópicos a abordar nesse encontro; (iii) Haverá uma conferência na ilha do Príncipe em 27-29 de Maio com o apoio da SPRG. O Prof. Herdeiro terminou a intervenção com um apelo aos membros, principalmente aos mais novos, para contribuírem para dinamizar a sociedade. </text:span></text:p>
      <text:p text:style-name="P5"><text:span text:style-name="T1"><text:s text:c="4"/>O Prof. Sande Lemos anunciou que a próxima BHW terá lugar em Guimarães a 19-20 de Dezembro de 2019 e comemorará o encurvamento da luz e o artigo seminal de Openheimer-Snyder sobre colapso gravitacional. Em seguida, houve intervenções de J. Rosa, J. Natário, V. Cardoso, C. Herdeiro e M. Zilhão sobre o formato da workshop. Em particular, foi discutida a inclusão de mais oradores seniores e apresentações de posters. <text:s text:c="2"/>Desta discussão resultaram as seguintes sugestões para a Comissão Científica da próxima BHW:</text:span></text:p>
      <text:p text:style-name="P5"><text:span text:style-name="T1">(i) Impor limite ao número de apresentações orais (e usar formato 12+3 minutos).</text:span></text:p>
      <text:p text:style-name="P5"><text:span text:style-name="T1">(ii) Incluir uma sessão de discussão.</text:span></text:p>
      <text:p text:style-name="P5"><text:span text:style-name="T1">(ii) Incluir uma sessão de posters. <text:s text:c="3"/></text:span></text:p>
      <text:p text:style-name="P5"><text:span text:style-name="T1"><text:s text:c="4"/>Passou-se à entrega do prémio </text:span><text:span text:style-name="T4">Alberto</text:span><text:span text:style-name="T1"><text:s/>pelo Prof. Carlos Herdeiro que justificou a decisão do júri composto pelos membros do Conselho Directivo, Profs. José Natário, Carlos Herdeiro e Vitor Cardoso. O prémio foi atribuído aos Drs. João Rosa e Richard Brito, pelas suas contribuições <text:s/></text:span><text:span text:style-name="T2">“no estudo do fenómeno de superradiância e suas implicações na física e astrofísica de buracos negros”. </text:span></text:p>
      <text:p text:style-name="P5"><text:span text:style-name="T1"><text:s text:c="4"/>No item “outros assuntos”, O Prof. Vitor Cardoso propôs que a entrega do prémio seja feita, doravante, durante o jantar da workshop e que se repense sobre a sua periodicidade. <text:s/>Nesta parte, houve intervenções dos Profs. Sande Lemos e Herdeiro e mencionou-se, entre outras, a possibilidade de haver um prémio atribuído em conjunto com a SEGRE. <text:s text:c="7"/></text:span></text:p>
      <text:p text:style-name="P5"><text:span text:style-name="T1"><text:s text:c="4"/>Nada mais havendo a tratar, foi encerrada a reunião e lavrada esta ata que será assinada pelo Presidente da Assembleia Geral e por mim que secretariei a reunião.</text:span></text:p>
      <text:p text:style-name="P6"><text:span text:style-name="T1"/></text:p>
      <text:p text:style-name="P6"><text:span text:style-name="T1"/></text:p>
      <text:p text:style-name="P6"><text:span text:style-name="T1"><text:tab/>José Sande Lemos <text:s text:c="49"/>Filipe Mena</text:span></text:p>
      <text:p text:style-name="P7"><text:span text:style-name="T1"/></text:p>
      <text:p text:style-name="P7"><text:span text:style-name="T1"/></text:p>
      <text:p text:style-name="P7"><text:span text:style-name="T1">Lista de presenças:</text:span></text:p>
      <text:p text:style-name="P8"><text:span text:style-name="T1"/></text:p>
      <text:p text:style-name="P8"><text:span text:style-name="T1">1. José Sande Lemos</text:span></text:p>
      <text:p text:style-name="P9"><text:span text:style-name="T1">2. José Natário</text:span></text:p>
      <text:p text:style-name="P10"><text:span text:style-name="T1">3. Filipe Mena</text:span></text:p>
      <text:p text:style-name="P10"><text:span text:style-name="T1">4. Carlos Herdeiro</text:span></text:p>
      <text:p text:style-name="P10"><text:span text:style-name="T1">5. João Costa</text:span></text:p>
      <text:p text:style-name="P10"><text:span text:style-name="T1">6. Vitor Cardoso</text:span></text:p>
      <text:p text:style-name="P10"><text:span text:style-name="T1">7. Miguel Zilhão</text:span></text:p>
      <text:p text:style-name="P10"><text:span text:style-name="T1">8. Jorge Rocha</text:span></text:p>
      <text:p text:style-name="P10"><text:span text:style-name="T1">9. João Rosa</text:span></text:p>
      <text:p text:style-name="P10"><text:span text:style-name="T1">10. Richard Brito</text:span></text:p>
      <text:p text:style-name="P10"><text:span text:style-name="T1">11. Laura Bernard</text:span></text:p>
      <text:p text:style-name="P10"><text:span text:style-name="T1">12. Andrea Masseli</text:span></text:p>
      <text:p text:style-name="P10"><text:span text:style-name="T1">13. Paulo Luz</text:span></text:p>
      <text:p text:style-name="P10"><text:span text:style-name="T1">14. Pedro Cunha</text:span></text:p>
      <text:p text:style-name="P10"><text:span text:style-name="T1">15. Rodrigo Vicente</text:span></text:p>
      <text:p text:style-name="P10"><text:span text:style-name="T1">16. Rui André</text:span></text:p>
      <text:p text:style-name="P10"><text:span text:style-name="T1">17. Jorge Degollado 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